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B00000046C6B9861EF50C66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enturyGothic" svg:font-family="CenturyGoth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a24e8" officeooo:paragraph-rsid="000a24e8"/>
    </style:style>
    <style:style style:name="P3" style:family="paragraph" style:parent-style-name="Standard">
      <style:text-properties officeooo:rsid="0008970e" officeooo:paragraph-rsid="0008970e"/>
    </style:style>
    <style:style style:name="P4" style:family="paragraph" style:parent-style-name="Standard">
      <style:text-properties officeooo:paragraph-rsid="0008970e"/>
    </style:style>
    <style:style style:name="T1" style:family="text">
      <style:text-properties style:font-name="CenturyGothic" fo:font-size="18pt" fo:font-style="normal" fo:font-weight="normal" style:font-size-asian="18pt" style:font-style-asian="normal" style:font-weight-asian="normal"/>
    </style:style>
    <style:style style:name="T2" style:family="text">
      <style:text-properties style:font-name="CenturyGothic" fo:font-size="18pt" fo:font-style="normal" fo:font-weight="normal" officeooo:rsid="0008970e" style:font-size-asian="18pt" style:font-style-asian="normal" style:font-weight-asian="normal"/>
    </style:style>
    <style:style style:name="T3" style:family="text">
      <style:text-properties officeooo:rsid="0008970e"/>
    </style:style>
    <style:style style:name="T4" style:family="text">
      <style:text-properties fo:color="#000000" style:font-name="CenturyGothic" fo:font-size="18pt" fo:font-style="normal" fo:font-weight="normal" style:font-size-asian="18pt" style:font-style-asian="normal" style:font-weight-asian="normal"/>
    </style:style>
    <style:style style:name="T5" style:family="text">
      <style:text-properties fo:color="#000000" style:font-name="CenturyGothic" fo:font-size="18pt" fo:font-style="normal" fo:font-weight="normal" officeooo:rsid="0008970e" style:font-size-asian="18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tividades PHP</text:span></text:p>
      <text:p text:style-name="P1"><text:span text:style-name="T2"/></text:p>
      <text:p text:style-name="P1"><text:span text:style-name="T2">1.</text:span><text:span text:style-name="T1"> Faça um código php, onde sejam criadas duas variáveis inteiras. Imprima seus valores na tela e em seguida imprima o resultado das quatro operações básicas.</text:span></text:p>
      <text:p text:style-name="P1"><text:span text:style-name="T1"/></text:p>
      <text:p text:style-name="P1"><text:span text:style-name="T2">2</text:span><text:span text:style-name="T1">. Construa um código php, em que seja exibida na tela o cálculo do imc de uma pessoa que tem 1,72 m de altura e o peso de 80 kg. Obs: para calcular o imc utilize a fórmula: imc=peso/altura².</text:span></text:p>
      <text:p text:style-name="P1"><text:span text:style-name="T1"/></text:p>
      <text:p text:style-name="P1"><text:span text:style-name="T2">3</text:span><text:span text:style-name="T1">. Faça um script php em que sejam declaradas quatro variáveis (n1, n2, n3 e n4), atribua valores a essa variável, calcule a média aritmética e</text:span></text:p>
      <text:p text:style-name="P1"><text:span text:style-name="T1">imprima na tela.</text:span></text:p>
      <text:p text:style-name="P1"><text:span text:style-name="T1"/></text:p>
      <text:p text:style-name="P4"><text:span text:style-name="T5">5. Faça um script php em que sejam declaradas três variáveis (n1, n2 e n3), atribua valores a essas variáveis, calcule a média ponderada e imprima na tela (pesos p1=2, p2=3, p3=5).</text:span></text:p>
      <text:p text:style-name="P4"><text:span text:style-name="T5"/></text:p>
      <text:p text:style-name="P3"><text:span text:style-name="T4">6. Faça um script PHP em que seja definidas as variáveis peso e altura de uma pessoa – calcule seu IMC e em seguida atribua uma classificação de acordo com a tabela abaixo:</text:span></text:p>
      <text:p text:style-name="P3"><draw:frame draw:style-name="fr1" draw:name="Figura1" text:anchor-type="char" svg:width="17cm" svg:height="1.245cm" draw:z-index="0"><draw:image xlink:href="Pictures/10000000000003BB00000046C6B9861EF50C6630.png" xlink:type="simple" xlink:show="embed" xlink:actuate="onLoad" loext:mime-type="image/png"/></draw:frame><text:span text:style-name="T4"/></text:p>
      <text:p text:style-name="P4"><text:span text:style-name="T5">7. Faça um programa php que dado o salário de um funcionário e o percentual de aumento, calcule e mostre o valor do aumento e o novo salário.</text:span></text:p>
      <text:p text:style-name="P4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enturyGothic" svg:font-family="CenturyGoth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7T10:07:22.603000000</meta:creation-date>
    <dc:date>2022-03-17T10:19:07.237000000</dc:date>
    <meta:editing-duration>PT1M34S</meta:editing-duration>
    <meta:editing-cycles>2</meta:editing-cycles>
    <meta:generator>LibreOffice/6.4.7.2$Windows_X86_64 LibreOffice_project/639b8ac485750d5696d7590a72ef1b496725cfb5</meta:generator>
    <meta:document-statistic meta:table-count="0" meta:image-count="1" meta:object-count="0" meta:page-count="1" meta:paragraph-count="8" meta:word-count="190" meta:character-count="1015" meta:non-whitespace-character-count="834"/>
  </office:meta>
</office:document-meta>
</file>